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co40" style:family="table-column">
      <style:table-column-properties fo:break-before="auto" style:column-width="3.173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5745000">
            <text:p>135,74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7"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2140000">
            <text:p>62,14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G</text:p>
          </table:table-cell>
          <table:table-cell office:value-type="string">
            <text:p>A Forsberg</text:p>
          </table:table-cell>
          <table:table-cell office:value-type="float" office:value="750000">
            <text:p>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8023000">
            <text:p>98,0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6"/>
        </table:table-row>
        <table:table-row table:style-name="ro5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6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0058000">
            <text:p>50,05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1453000">
            <text:p>81,45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70403000">
            <text:p>70,40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420">
            <text:p>2420</text:p>
          </table:table-cell>
          <table:table-cell office:value-type="string">
            <text:p>F</text:p>
          </table:table-cell>
          <table:table-cell office:value-type="string">
            <text:p>J Anderson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3055000">
            <text:p>53,055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494">
            <text:p>24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Oesterle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750000">
            <text:p>2,75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2562000">
            <text:p>82,562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49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 table:number-columns-repeated="2"/>
          <table:table-cell office:value-type="float" office:value="2019">
            <text:p>2019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102000">
            <text:p>59,102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2075000">
            <text:p>82,07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table:style-name="ce27" office:value-type="float" office:value="1775000">
            <text:p>1,775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5136000">
            <text:p>45,136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72414000">
            <text:p>72,41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4">
            <text:p>1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37437000">
            <text:p>37,437,000.00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2677">
            <text:p>267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Jarry</text:p>
          </table:table-cell>
          <table:table-cell table:style-name="ce27" office:value-type="float" office:value="769000">
            <text:p>769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69766000">
            <text:p>69,766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2018-02-13</text:date>, <text:time>19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2-13T19:27:47</dc:date>
    <meta:editing-duration>P444DT11H33M16S</meta:editing-duration>
    <meta:editing-cycles>826</meta:editing-cycles>
    <dc:creator>Ben Miller</dc:creator>
    <meta:document-statistic meta:table-count="11" meta:cell-count="2525" meta:object-count="0"/>
    <meta:user-defined meta:name=""/>
  </office:meta>
</office:document-meta>
</file>